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pres-logo3.png"/>
  <manifest:file-entry manifest:media-type="image/png" manifest:full-path="Pictures/pres-logo4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officeooo="http://openoffice.org/2009/office" office:version="1.2">
  <office:automatic-styles>
    <style:style style:family="drawing-page" style:name="stylePage0">
      <style:drawing-page-properties/>
    </style:style>
    <style:style style:name="gr1" style:family="graphic" style:parent-style-name="standard">
      <style:graphic-properties draw:stroke="none" draw:fill="none"/>
    </style:style>
    <style:style style:name="gr2" style:family="graphic" style:parent-style-name="standard">
      <style:graphic-properties draw:fill="none" draw:fill-color="#FFFFFF" draw:stroke="none" fo:wrap-option="wrap"/>
    </style:style>
    <style:style style:name="gr3" style:family="graphic" style:parent-style-name="standard">
      <style:graphic-properties draw:fill="none" draw:fill-color="#FFFFFF" draw:stroke="none" fo:wrap-option="wrap"/>
    </style:style>
    <style:style style:family="drawing-page" style:name="stylePage1">
      <style:drawing-page-properties/>
    </style:style>
    <style:style style:name="gr4" style:family="graphic" style:parent-style-name="standard">
      <style:graphic-properties draw:stroke="none" draw:fill="none"/>
    </style:style>
    <style:style style:name="gr5" style:family="graphic" style:parent-style-name="standard">
      <style:graphic-properties draw:fill="none" draw:fill-color="#FFFFFF" draw:stroke="none" fo:wrap-option="wrap"/>
    </style:style>
    <style:style style:name="gr6" style:family="graphic" style:parent-style-name="standard">
      <style:graphic-properties draw:fill="none" draw:fill-color="#FFFFFF" draw:stroke="none" fo:wrap-option="wrap"/>
    </style:style>
    <text:list-style style:name="L_5a5c5a710d464027e1d5587d7ca5bb72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98d91924a1981b5e7dd712f46c0176b" style:family="paragraph">
      <style:paragraph-properties fo:text-align="center"/>
    </style:style>
    <style:style style:name="P_f65ba92fff83064b500abcd2e3f414dd" style:family="paragraph">
      <style:paragraph-properties fo:text-align="center"/>
    </style:style>
    <style:style style:name="P_cae1baf49f761616937945b1597d6b7d" style:family="paragraph">
      <style:paragraph-properties fo:text-align="center"/>
    </style:style>
    <style:style style:name="P_d8ed6686a09ef489b2ba8ed318053046" style:family="paragraph">
      <style:paragraph-properties fo:text-align="left"/>
    </style:style>
    <style:style style:name="T_f213733718c28f6e2129f28716394fed" style:family="text">
      <style:text-properties fo:color="#E06B20" fo:font-family="Calibri" fo:font-size="60pt" fo:font-weight="bold" fo:language="en-US"/>
    </style:style>
    <style:style style:name="T_1f4943c4d2bc876f713cc8aaa29d7564" style:family="text">
      <style:text-properties fo:color="#000000" fo:font-family="Calibri" fo:font-size="16pt" fo:font-weight="bold" fo:language="en-US"/>
    </style:style>
    <style:style style:name="T_93da69a4c2e3071a81bdd5ecf65fce60" style:family="text">
      <style:text-properties fo:color="#E06B20" fo:font-family="Calibri" fo:font-size="30pt" fo:font-weight="bold" fo:language="en-US"/>
    </style:style>
    <style:style style:name="T_a59fee91966cdf150c72815b540bc3e0" style:family="text">
      <style:text-properties fo:color="#000000" fo:font-family="Calibri" fo:font-size="24pt" fo:font-weight="bold" fo:language="en-US"/>
    </style:style>
  </office:automatic-styles>
  <office:body>
    <office:presentation>
      <draw:page draw:master-page-name="Standard" draw:style-name="stylePage0">
        <draw:frame draw:name="Pixelion logo" svg:width="1.402cm" svg:height="1.588cm" svg:x="0.265cm" svg:y="0.265cm" draw:style-name="gr1">
          <draw:image xlink:href="Pictures/pres-logo3.png" xlink:type="simple" xlink:show="embed" xlink:actuate="onLoad">
            <text:p/>
          </draw:image>
          <office:event-listeners>
            <presentation:event-listener script:event-name="dom:click" presentation:action="show" xlink:href="https://pixelion.com.ua" xlink:type="simple" xlink:show="embed" xlink:actuate="onRequest"/>
          </office:event-listeners>
        </draw:frame>
        <draw:frame draw:style-name="gr2" svg:width="18.521cm" svg:height="2.646cm" svg:x="3.175cm" svg:y="4.763cm">
          <draw:text-box>
            <text:p text:style-name="P_f98d91924a1981b5e7dd712f46c0176b">
              <text:span text:style-name="T_f213733718c28f6e2129f28716394fed">PIXELION STUDIO</text:span>
            </text:p>
          </draw:text-box>
        </draw:frame>
        <draw:frame draw:style-name="gr3" svg:width="18.521cm" svg:height="1.323cm" svg:x="2.646cm" svg:y="10.583cm">
          <draw:text-box>
            <text:p text:style-name="P_f65ba92fff83064b500abcd2e3f414dd">
              <text:span text:style-name="T_1f4943c4d2bc876f713cc8aaa29d7564">Welcome</text:span>
            </text:p>
          </draw:text-box>
        </draw:frame>
      </draw:page>
      <draw:page draw:master-page-name="Standard" draw:style-name="stylePage1">
        <draw:frame draw:name="Pixelion logo" svg:width="1.402cm" svg:height="1.588cm" svg:x="0.265cm" svg:y="0.265cm" draw:style-name="gr4">
          <draw:image xlink:href="Pictures/pres-logo4.png" xlink:type="simple" xlink:show="embed" xlink:actuate="onLoad">
            <text:p/>
          </draw:image>
          <office:event-listeners>
            <presentation:event-listener script:event-name="dom:click" presentation:action="show" xlink:href="https://pixelion.com.ua" xlink:type="simple" xlink:show="embed" xlink:actuate="onRequest"/>
          </office:event-listeners>
        </draw:frame>
        <draw:frame draw:style-name="gr5" svg:width="15.875cm" svg:height="7.938cm" svg:x="4.498cm" svg:y="4.763cm">
          <draw:text-box>
            <text:p text:style-name="P_cae1baf49f761616937945b1597d6b7d">
              <text:span text:style-name="T_93da69a4c2e3071a81bdd5ecf65fce60">Pixelion web studio</text:span>
            </text:p>
          </draw:text-box>
        </draw:frame>
        <draw:frame draw:style-name="gr6" svg:width="15.875cm" svg:height="0.000cm" svg:x="2.646cm" svg:y="7.938cm">
          <draw:text-box>
            <text:p text:style-name="P_d8ed6686a09ef489b2ba8ed318053046">
              <text:span text:style-name="T_a59fee91966cdf150c72815b540bc3e0">A team of experienced, courageous and predatory developers who are not looking for alternatives and roundabouts, constantly hunt interesting projects and always strive to exceed the expectations of partners.</text:span>
            </text:p>
          </draw:text-box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Pixelion Team</dc:creator>
    <dc:date>2019-04-26T03:56:41.000</dc:date>
    <dc:description>Sample file Description</dc:description>
    <dc:subject>Sample file Subject</dc:subject>
    <dc:title>Sample file title</dc:title>
    <meta:creation-date>2019-04-26T03:56:41.000</meta:creation-date>
    <meta:initial-creator>Pixelion studio</meta:initial-creator>
    <meta:keyword>office 2007 pixelion studio</meta:keyword>
  </office:meta>
</office:document-meta>
</file>